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85500000640150BF0C75FD55DC5.png" manifest:media-type="image/png"/>
  <manifest:file-entry manifest:full-path="Pictures/100002010000080000000800B11A7E61D130CF4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1" svg:font-family="'Nimbus Roman No9 L', 'Times New Roman'"/>
    <style:font-face style:name="Courier New" svg:font-family="'Courier New'" style:font-family-generic="modern"/>
    <style:font-face style:name="Sans Serif 10cpi" svg:font-family="'Sans Serif 10cpi', Calibri" style:font-family-generic="modern"/>
    <style:font-face style:name="Times new roman" svg:font-family="'Times new roman'" style:font-family-generic="roman"/>
    <style:font-face style:name="FreeSans3" svg:font-family="FreeSans" style:font-family-generic="swiss"/>
    <style:font-face style:name="Droid Sans Fallback" svg:font-family="'Droid Sans Fallback'" style:font-pitch="variable"/>
    <style:font-face style:name="FreeSans2" svg:font-family="FreeSans" style:font-pitch="variable"/>
    <style:font-face style:name="FreeSans1" svg:font-family="FreeSans, Calibri" style:font-pitch="variable"/>
    <style:font-face style:name="Noto Sans CJK SC1" svg:font-family="'Noto Sans CJK SC'" style:font-pitch="variable"/>
    <style:font-face style:name="Noto Sans CJK SC Regular" svg:font-family="'Noto Sans CJK SC Regular'"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5cm" table:align="left" style:writing-mode="lr-tb"/>
    </style:style>
    <style:style style:name="Tabla1.A" style:family="table-column">
      <style:table-column-properties style:column-width="1.84cm"/>
    </style:style>
    <style:style style:name="Tabla1.B" style:family="table-column">
      <style:table-column-properties style:column-width="13.1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style:snap-to-layout-grid="false"/>
      <style:text-properties fo:language="none" fo:country="none" style:language-asian="none" style:country-asian="none"/>
    </style:style>
    <style:style style:name="P2" style:family="paragraph" style:parent-style-name="Standard">
      <style:paragraph-properties fo:text-align="center" style:justify-single-word="false"/>
      <style:text-properties style:font-name="Nimbus Roman No9 L"/>
    </style:style>
    <style:style style:name="P3" style:family="paragraph" style:parent-style-name="Standard">
      <style:paragraph-properties fo:text-align="justify" style:justify-single-word="false"/>
      <style:text-properties style:font-name="Nimbus Roman No9 L" style:font-name-complex="Nimbus Roman No9 L1"/>
    </style:style>
    <style:style style:name="P4" style:family="paragraph" style:parent-style-name="Standard">
      <style:paragraph-properties fo:text-align="justify" style:justify-single-word="false" fo:orphans="0" fo:widows="0" style:text-autospace="none" style:punctuation-wrap="simple" style:vertical-align="baseline" style:snap-to-layout-grid="false">
        <style:tab-stops>
          <style:tab-stop style:position="1.799cm"/>
        </style:tab-stops>
      </style:paragraph-properties>
      <style:text-properties style:font-name="Nimbus Roman No9 L" style:font-name-complex="Nimbus Roman No9 L1"/>
    </style:style>
    <style:style style:name="P5" style:family="paragraph" style:parent-style-name="Standard">
      <style:paragraph-properties fo:text-align="center" style:justify-single-word="false"/>
      <style:text-properties style:font-name="Nimbus Roman No9 L" style:font-name-complex="Nimbus Roman No9 L1"/>
    </style:style>
    <style:style style:name="P6" style:family="paragraph" style:parent-style-name="Standard">
      <style:paragraph-properties fo:text-align="justify" style:justify-single-word="false"/>
      <style:text-properties style:font-name="Nimbus Roman No9 L" style:font-name-asian="Nimbus Roman No9 L1" style:font-name-complex="Nimbus Roman No9 L1"/>
    </style:style>
    <style:style style:name="P7" style:family="paragraph" style:parent-style-name="Standard">
      <style:paragraph-properties fo:text-align="justify" style:justify-single-word="false"/>
      <style:text-properties style:font-name="Nimbus Roman No9 L"/>
    </style:style>
    <style:style style:name="P8" style:family="paragraph" style:parent-style-name="Standard">
      <style:paragraph-properties fo:margin-left="0cm" fo:margin-right="0cm" fo:text-align="center" style:justify-single-word="false" fo:text-indent="-0.004cm" style:auto-text-indent="false"/>
      <style:text-properties fo:language="none" fo:country="none" style:language-asian="none" style:country-asian="none"/>
    </style:style>
    <style:style style:name="P9" style:family="paragraph" style:parent-style-name="Standard">
      <style:paragraph-properties fo:margin-left="0cm" fo:margin-right="0cm" fo:text-indent="-0.004cm" style:auto-text-indent="false"/>
      <style:text-properties fo:font-size="8pt" fo:language="none" fo:country="none" style:font-size-asian="8pt" style:language-asian="none" style:country-asian="none" style:font-size-complex="8pt"/>
    </style:style>
    <style:style style:name="P10" style:family="paragraph" style:parent-style-name="Standard">
      <style:paragraph-properties fo:margin-left="0cm" fo:margin-right="0cm" fo:text-align="center" style:justify-single-word="false" fo:text-indent="-0.004cm" style:auto-text-indent="false"/>
      <style:text-properties fo:font-size="8pt" fo:language="none" fo:country="none" style:font-size-asian="8pt" style:language-asian="none" style:country-asian="none" style:font-size-complex="8pt"/>
    </style:style>
    <style:style style:name="P11" style:family="paragraph" style:parent-style-name="Standard">
      <style:paragraph-properties fo:margin-left="0cm" fo:margin-right="0cm" fo:text-align="center" style:justify-single-word="false" fo:text-indent="-0.004cm" style:auto-text-indent="false"/>
      <style:text-properties fo:color="#000000"/>
    </style:style>
    <style:style style:name="P12" style:family="paragraph" style:parent-style-name="Standard">
      <style:paragraph-properties fo:margin-left="0cm" fo:margin-right="0cm" fo:text-indent="-0.004cm" style:auto-text-indent="false" fo:padding="0cm" fo:border="none"/>
      <style:text-properties fo:font-size="8pt" fo:language="none" fo:country="none" style:font-name-asian="Nimbus Roman No9 L1" style:font-size-asian="8pt" style:language-asian="none" style:country-asian="none" style:font-size-complex="8pt"/>
    </style:style>
    <style:style style:name="P13" style:family="paragraph" style:parent-style-name="Standard">
      <style:paragraph-properties fo:margin-left="0cm" fo:margin-right="0cm" fo:text-align="center" style:justify-single-word="false" fo:text-indent="-0.004cm" style:auto-text-indent="false" fo:padding="0cm" fo:border="none"/>
      <style:text-properties fo:font-size="8pt" fo:language="none" fo:country="none" style:font-name-asian="Nimbus Roman No9 L1" style:font-size-asian="8pt" style:language-asian="none" style:country-asian="none" style:font-size-complex="8pt"/>
    </style:style>
    <style:style style:name="P14" style:family="paragraph" style:parent-style-name="Standard">
      <style:paragraph-properties fo:margin-left="0cm" fo:margin-right="0cm" fo:text-align="center" style:justify-single-word="false" fo:text-indent="-0.004cm" style:auto-text-indent="false" fo:padding="0cm" fo:border="none" style:snap-to-layout-grid="false"/>
      <style:text-properties fo:font-size="8pt" fo:language="none" fo:country="none" style:font-name-asian="Nimbus Roman No9 L1" style:font-size-asian="8pt" style:language-asian="none" style:country-asian="none" style:font-size-complex="8pt"/>
    </style:style>
    <style:style style:name="P15" style:family="paragraph" style:parent-style-name="Standard">
      <style:paragraph-properties fo:margin-left="5.413cm" fo:margin-right="0cm" fo:text-align="justify" style:justify-single-word="false" fo:text-indent="-5.442cm" style:auto-text-indent="false"/>
      <style:text-properties style:font-name="Nimbus Roman No9 L" fo:language="es" fo:country="AR" style:font-name-complex="Nimbus Roman No9 L1"/>
    </style:style>
    <style:style style:name="P16" style:family="paragraph" style:parent-style-name="Standard">
      <style:paragraph-properties fo:margin-left="0cm" fo:margin-right="0cm" fo:text-align="justify" style:justify-single-word="false" fo:text-indent="0cm" style:auto-text-indent="false"/>
      <style:text-properties style:font-name="Nimbus Roman No9 L" fo:font-size="12pt" style:font-size-asian="12pt" style:font-name-complex="Times new roman" style:font-size-complex="12pt"/>
    </style:style>
    <style:style style:name="P17" style:family="paragraph" style:parent-style-name="Sangría_20_3_20_de_20_t._20_independiente1">
      <style:paragraph-properties fo:margin-left="0cm" fo:margin-right="0cm" fo:text-indent="0cm" style:auto-text-indent="false"/>
      <style:text-properties style:font-name="Nimbus Roman No9 L" fo:font-weight="normal" style:font-weight-asian="normal" style:font-weight-complex="normal"/>
    </style:style>
    <style:style style:name="P18" style:family="paragraph" style:parent-style-name="Sangría_20_3_20_de_20_t._20_independiente1">
      <style:paragraph-properties fo:margin-left="0cm" fo:margin-right="0cm" fo:text-indent="0cm" style:auto-text-indent="false"/>
      <style:text-properties style:font-name="Nimbus Roman No9 L" fo:font-weight="normal" officeooo:paragraph-rsid="001af2cc" style:font-weight-asian="normal" style:font-weight-complex="normal"/>
    </style:style>
    <style:style style:name="P19" style:family="paragraph" style:parent-style-name="Standard">
      <style:paragraph-properties fo:margin-left="0cm" fo:margin-right="0cm" fo:text-align="justify" style:justify-single-word="false" fo:orphans="2" fo:widows="2" fo:hyphenation-ladder-count="no-limit" fo:text-indent="0.499cm" style:auto-text-indent="false" style:writing-mode="lr-tb"/>
      <style:text-properties style:font-name="Nimbus Roman No9 L" style:font-name-complex="Nimbus Roman No9 L1" fo:hyphenate="false" fo:hyphenation-remain-char-count="2" fo:hyphenation-push-char-count="2"/>
    </style:style>
    <style:style style:name="P20" style:family="paragraph" style:parent-style-name="Standard">
      <style:paragraph-properties fo:margin-left="0cm" fo:margin-right="0cm" fo:text-align="justify" style:justify-single-word="false" fo:orphans="2" fo:widows="2" fo:hyphenation-ladder-count="no-limit" fo:text-indent="0.499cm" style:auto-text-indent="false" style:writing-mode="lr-tb"/>
      <style:text-properties style:font-name="Nimbus Roman No9 L" style:font-name-asian="Nimbus Roman No9 L1" style:font-name-complex="Nimbus Roman No9 L1" fo:hyphenate="false" fo:hyphenation-remain-char-count="2" fo:hyphenation-push-char-count="2"/>
    </style:style>
    <style:style style:name="P21" style:family="paragraph" style:parent-style-name="Standard">
      <style:paragraph-properties fo:margin-left="0cm" fo:margin-right="0cm" fo:text-align="justify" style:justify-single-word="false" fo:orphans="0" fo:widows="0" fo:text-indent="0.508cm" style:auto-text-indent="false"/>
      <style:text-properties style:font-name="Nimbus Roman No9 L" style:font-name-complex="Nimbus Roman No9 L1"/>
    </style:style>
    <style:style style:name="P22" style:family="paragraph" style:parent-style-name="Standard" style:master-page-name="">
      <loext:graphic-properties draw:fill="none"/>
      <style:paragraph-properties fo:margin-left="2.3cm" fo:margin-right="0cm" fo:text-align="justify" style:justify-single-word="false" fo:orphans="0" fo:widows="0" fo:hyphenation-ladder-count="no-limit" fo:text-indent="-2.3cm" style:auto-text-indent="false" style:page-number="auto" fo:background-color="transparent" style:writing-mode="lr-tb"/>
      <style:text-properties style:font-name="Nimbus Roman No9 L" style:font-name-complex="Nimbus Roman No9 L1" fo:hyphenate="false" fo:hyphenation-remain-char-count="2" fo:hyphenation-push-char-count="2"/>
    </style:style>
    <style:style style:name="P23" style:family="paragraph" style:parent-style-name="Standard" style:master-page-name="Standard">
      <style:paragraph-properties fo:text-align="center" style:justify-single-word="false" style:page-number="auto"/>
      <style:text-properties style:font-name="Nimbus Roman No9 L"/>
    </style:style>
    <style:style style:name="P24" style:family="paragraph" style:parent-style-name="Standard" style:master-page-name="">
      <loext:graphic-properties draw:fill="none"/>
      <style:paragraph-properties fo:margin-left="5.399cm" fo:margin-right="0cm" fo:text-align="justify" style:justify-single-word="false" fo:orphans="2" fo:widows="2" fo:hyphenation-ladder-count="no-limit" fo:text-indent="-5.399cm" style:auto-text-indent="false" style:page-number="auto" fo:background-color="transparent" style:writing-mode="lr-tb">
        <style:tab-stops>
          <style:tab-stop style:position="0.503cm"/>
        </style:tab-stops>
      </style:paragraph-properties>
      <style:text-properties style:font-name="Nimbus Roman No9 L" style:font-name-complex="Nimbus Roman No9 L1" fo:hyphenate="false" fo:hyphenation-remain-char-count="2" fo:hyphenation-push-char-count="2"/>
    </style:style>
    <style:style style:name="P25" style:family="paragraph" style:parent-style-name="Standard">
      <style:paragraph-properties fo:margin-left="0cm" fo:margin-right="0cm" fo:text-align="justify" style:justify-single-word="false" fo:orphans="2" fo:widows="2" fo:hyphenation-ladder-count="no-limit" fo:text-indent="0.499cm" style:auto-text-indent="false" style:writing-mode="lr-tb"/>
      <style:text-properties style:font-name="Nimbus Roman No9 L" style:font-name-complex="Nimbus Roman No9 L1" fo:hyphenate="false" fo:hyphenation-remain-char-count="2" fo:hyphenation-push-char-count="2"/>
    </style:style>
    <style:style style:name="P26" style:family="paragraph" style:parent-style-name="Standard">
      <style:paragraph-properties fo:margin-left="0cm" fo:margin-right="0cm" fo:text-align="justify" style:justify-single-word="false" fo:orphans="2" fo:widows="2" fo:hyphenation-ladder-count="no-limit" fo:text-indent="0.499cm" style:auto-text-indent="false" style:writing-mode="lr-tb"/>
      <style:text-properties style:font-name="Nimbus Roman No9 L" officeooo:paragraph-rsid="001d601c" style:font-name-complex="Nimbus Roman No9 L1" fo:hyphenate="false" fo:hyphenation-remain-char-count="2" fo:hyphenation-push-char-count="2"/>
    </style:style>
    <style:style style:name="P27" style:family="paragraph" style:parent-style-name="Sangría_20_3_20_de_20_t._20_independiente1">
      <style:paragraph-properties fo:margin-left="0cm" fo:margin-right="0cm" fo:text-indent="0cm" style:auto-text-indent="false"/>
      <style:text-properties fo:color="#000000" style:font-name="Nimbus Roman No9 L" fo:font-weight="normal" style:font-weight-asian="normal" style:font-name-complex="Nimbus Roman No9 L1" style:font-weight-complex="normal"/>
    </style:style>
    <style:style style:name="T1" style:family="text">
      <style:text-properties fo:language="es" fo:country="MX" style:font-name-complex="Nimbus Roman No9 L1"/>
    </style:style>
    <style:style style:name="T2" style:family="text">
      <style:text-properties style:font-name-complex="Nimbus Roman No9 L1"/>
    </style:style>
    <style:style style:name="T3" style:family="text">
      <style:text-properties officeooo:rsid="001adc54" style:font-name-complex="Nimbus Roman No9 L1"/>
    </style:style>
    <style:style style:name="T4" style:family="text">
      <style:text-properties fo:color="#000000" style:font-name-complex="Nimbus Roman No9 L1"/>
    </style:style>
    <style:style style:name="T5" style:family="text">
      <style:text-properties fo:color="#000000" officeooo:rsid="001af2cc" style:font-name-complex="Nimbus Roman No9 L1"/>
    </style:style>
    <style:style style:name="T6" style:family="text">
      <style:text-properties officeooo:rsid="001adc54"/>
    </style:style>
    <style:style style:name="T7" style:family="text">
      <style:text-properties officeooo:rsid="001af2cc"/>
    </style:style>
    <style:style style:name="T8" style:family="text">
      <style:text-properties officeooo:rsid="001d601c"/>
    </style:style>
    <style:style style:name="T9" style:family="text">
      <style:text-properties fo:font-style="italic" style:font-style-asian="italic" style:font-style-complex="italic"/>
    </style:style>
    <style:style style:name="T10" style:family="text">
      <style:text-properties fo:font-style="italic" officeooo:rsid="001af2cc" style:font-style-asian="italic" style:font-style-complex="italic"/>
    </style:style>
    <style:style style:name="T11" style:family="text">
      <style:text-properties officeooo:rsid="001dd27b"/>
    </style:style>
    <style:style style:name="fr1" style:family="graphic" style:parent-style-name="Graphics">
      <style:graphic-properties fo:margin-left="0.319cm" fo:margin-right="0.319cm" fo:margin-top="0.318cm" fo:margin-bottom="0.318cm" style:run-through="background" style:wrap="run-through" style:number-wrapped-paragraphs="no-limit" style:vertical-pos="from-top" style:vertical-rel="paragraph" style:horizontal-pos="from-left" style:horizontal-rel="page-content" fo:padding="0.002cm" fo:border="none" style:mirror="none" fo:clip="rect(8.437cm, 1.617cm, 7.855cm, 3.023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5.406cm, 5.352cm, 8.728cm, 5.94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text:span text:style-name="T1">DECLARACIÓN N</text:span><text:span text:style-name="T2">º </text:span><text:span text:style-name="T3">2888-CM-22</text:span></text:p>
      <text:p text:style-name="P3"/>
      <text:p text:style-name="P24">DESCRIPCIÓN SINTÉTICA: <text:span text:style-name="T8">SE </text:span>DECLARA <text:span text:style-name="T8">DE </text:span>INTERÉS MUNICIPAL EVENTO SOLIDARIO <text:span text:style-name="T9">BARILOCHE AYUDA</text:span></text:p>
      <text:p text:style-name="P15"/>
      <text:p text:style-name="P3">ANTECEDENTES</text:p>
      <text:p text:style-name="P3"/>
      <text:p text:style-name="P19">Constitución Nacional, artículo 75<text:span text:style-name="T6">°,</text:span> inciso<text:span text:style-name="T6">s</text:span> 22 y23.</text:p>
      <text:p text:style-name="P19"/>
      <text:p text:style-name="P19">Convención sobre los <text:span text:style-name="T8">D</text:span>erechos del <text:span text:style-name="T8">N</text:span>iño, ratificada por ley 23849.</text:p>
      <text:p text:style-name="P19"/>
      <text:p text:style-name="P19">Ley 26061; Ley de <text:span text:style-name="T8">P</text:span>rotección <text:span text:style-name="T8">I</text:span>ntegral de los <text:span text:style-name="T8">D</text:span>erechos de las <text:span text:style-name="T8">N</text:span>iñas, <text:span text:style-name="T8">N</text:span>iños y <text:span text:style-name="T8">A</text:span>dolescentes.</text:p>
      <text:p text:style-name="P19"/>
      <text:p text:style-name="P19">Decreto reglamentario 415: Aprueba reglamentación <text:span text:style-name="T8">l</text:span>ey 26061.</text:p>
      <text:p text:style-name="P19"/>
      <text:p text:style-name="P26">Constitución <text:span text:style-name="T6">de la Provincia de Río Negro, </text:span>artículos 33<text:span text:style-name="T6">°</text:span> y 34<text:span text:style-name="T6">°.</text:span></text:p>
      <text:p text:style-name="P19"/>
      <text:p text:style-name="P19">Ley provincial 4190: Adhesión a la <text:span text:style-name="T8">l</text:span>ey 26061</text:p>
      <text:p text:style-name="P19"/>
      <text:p text:style-name="P19">Carta Orgánica Municipal, art<text:span text:style-name="T6">í</text:span>culo 14<text:span text:style-name="T6">°</text:span>, inciso 3.</text:p>
      <text:p text:style-name="P19"/>
      <text:p text:style-name="P19">Ordenanza 764-CM-97: Creación del Consejo Municipal por los <text:span text:style-name="T8">D</text:span>erechos del Niño y del <text:span text:style-name="T6">A</text:span>dole<text:span text:style-name="T6">s</text:span>cente.</text:p>
      <text:p text:style-name="P19"/>
      <text:p text:style-name="P19">Ordenanza 774-CM-97: Adhiere a la ley <text:span text:style-name="T8">p</text:span>rovincial 3097, Ley de <text:span text:style-name="T8">P</text:span>rotección <text:span text:style-name="T8">I</text:span>ntegral y <text:span text:style-name="T8">P</text:span>romoción de los Derechos del <text:span text:style-name="T8">N</text:span>iño y del <text:span text:style-name="T8">A</text:span>dolescente.</text:p>
      <text:p text:style-name="P19"/>
      <text:p text:style-name="P19">Ordenanza 828-CM-98: Crea el <text:span text:style-name="T8">S</text:span>ervicio Municipal de <text:span text:style-name="T8">C</text:span>ontención y <text:span text:style-name="T8">A</text:span>sesoramiento <text:span text:style-name="T8">J</text:span>uvenil dependiente de la Secretaría de Promoción Social de la Municipalidad.</text:p>
      <text:p text:style-name="P19"/>
      <text:p text:style-name="P19">Ordenanza 1884-CM-08: <text:span text:style-name="T8">Se crea el </text:span>Consejo Municipal <text:span text:style-name="T8">para la </text:span>Protección <text:span text:style-name="T8">Integral de los </text:span>Derechos de las Niñas, Niños y Adole<text:span text:style-name="T6">s</text:span>centes.</text:p>
      <text:p text:style-name="P19"/>
      <text:p text:style-name="P19">25 de <text:span text:style-name="T8">a</text:span>bril : <text:span text:style-name="T6">Día</text:span> <text:span text:style-name="T8">i</text:span>nternacional de la <text:span text:style-name="T8">L</text:span>ucha <text:span text:style-name="T8">C</text:span>ontra el <text:span text:style-name="T8">M</text:span>altrato <text:span text:style-name="T8">I</text:span>nfantil.</text:p>
      <text:p text:style-name="P19"/>
      <text:p text:style-name="P19"><text:soft-page-break/>20 de <text:span text:style-name="T8">n</text:span>oviembre: Día <text:span text:style-name="T8">I</text:span>nternacional de los Derechos de los Niños. Declaración de la Convención Internacional de los Derechos del Niño.</text:p>
      <text:p text:style-name="P3"/>
      <text:p text:style-name="P3">FUNDAMENTOS</text:p>
      <text:p text:style-name="P6"/>
      <text:p text:style-name="P20">La asociación civil <text:span text:style-name="T6">Infancia sin Maltratos</text:span> es una organización <text:s/>con un enfoque integral basado en la perspectiva de infancia. Organización sin fines de lucro, pluralista y solidaria, <text:span text:style-name="T8">q</text:span>ue trabaja para alcanzar el pleno cumplimiento de todos los derechos de los niños, niñas y adolescentes.</text:p>
      <text:p text:style-name="P20"/>
      <text:p text:style-name="P20">Es una Asociación Civil que <text:s/>surge en 2019, a raíz de la imperiosa necesidad de un cambio social estructural que priorice la niñez, entendiendo que los niños del presente son los adultos del mañana.</text:p>
      <text:p text:style-name="P20"/>
      <text:p text:style-name="P20">Entienden que la familia es el núcleo de la base de la sociedad, y pretendemos, desde la educación socio-cultural, instalar este concepto, que revalorice los cimientos familiares hacia la cultura de una infancia sin maltratos de ningún tipo.</text:p>
      <text:p text:style-name="P20"/>
      <text:p text:style-name="P20">El marco de trabajo se encuadra en la Convención Internacional sobre los Derechos del Niño (CIDN), aprobada por la Asamblea General de las Naciones Unidas el 20 de noviembre de 1989, con el fin de proteger los derechos de todo ser humano menor de dieciocho años, desde su concepción. Considerando que los niños, niñas y adolescentes no deben ser tratados como objeto de <text:span text:style-name="T8">b</text:span>eneficiencia, sino como sujetos de pleno derecho, con necesidades e inter<text:span text:style-name="T8">e</text:span>s<text:span text:style-name="T8">es</text:span> específicos e impostergables.</text:p>
      <text:p text:style-name="P20"/>
      <text:p text:style-name="P20">Desde el trabajo conjunto como entidad social, la misión es proteger, promover y defender los derechos de los niños, niñas y adolescentes, conforme la Convención sobre los Derechos del Niño, y reconocer todos los tipos de maltrato infanto juvenil existentes.</text:p>
      <text:p text:style-name="P20"/>
      <text:p text:style-name="P20">Alcanzar el pleno cumplimiento de los derechos de los niños, niñas y adolescentes, integrando el esfuerzo de las organizaciones de infancia y de todos los agentes sociales.</text:p>
      <text:p text:style-name="P20"/>
      <text:p text:style-name="P20">Sus <text:span text:style-name="T8">v</text:span>alores son:</text:p>
      <text:p text:style-name="P20">-Igualdad para todos.</text:p>
      <text:p text:style-name="P20">-Promoción de la participación de la infancia en las diferentes etapas de su desarrollo.</text:p>
      <text:p text:style-name="P20"><text:soft-page-break/>-Cooperación entre entidades sociales para sumar esfuerzos y lograr <text:s/>objetivos descriptos.</text:p>
      <text:p text:style-name="P20">-Compromiso profesional y ético para el adecuado desempeño en en el trabajo de la organización.</text:p>
      <text:p text:style-name="P20">-Transparencia y responsabilidad en el control financiero y la administración de los recursos.</text:p>
      <text:p text:style-name="P20">-Calidad en la implementación de programas y servicios.</text:p>
      <text:p text:style-name="P20">-Compromiso ante los acontecimientos que vulneren los derechos de los niños.</text:p>
      <text:p text:style-name="P20">-Concientizar y sensibilizar a la sociedad en el conocimiento y <text:s/>respeto de los derechos de niños, niñas y adolescentes.</text:p>
      <text:p text:style-name="P20">-Desarrollar el diálogo, la colaboración y la participación con todos los organismos públicos y privados relacionados con el bienestar de la infancia y la aplicación irrestricta de sus derechos.</text:p>
      <text:p text:style-name="P20">-Impulsar las políticas públicas, generales y sectoriales, que promuevan el bienestar de la infancia, en especial, aquellas relacionadas con colectivos vulnerables.</text:p>
      <text:p text:style-name="P20">-Promocionar la participación, la integración y la inclusión real y equitativa de la infancia.</text:p>
      <text:p text:style-name="P20">-Denunciar las situaciones de vulneración de los derechos de la infancia.</text:p>
      <text:p text:style-name="P20">-Fortalecer las estructuras democráticas de la sociedad mediante el apoyo, la creación y consolidación de plataformas, coordinadoras o redes de infancia, nacionales e internacionales.</text:p>
      <text:p text:style-name="P20">.Defender y promover los derechos humanos y las libertades fundamentales, la paz, la democracia y la participación ciudadana, en especial la mirada de los niños, en condiciones de igualdad y no discriminación, a través de programas, proyectos y acciones de cooperación internacional para el desarrollo.</text:p>
      <text:p text:style-name="P20">-Concienti<text:span text:style-name="T6">z</text:span>ar a la sociedad en la importancia, la obligación y el deber ético,moral y jurídico de los adultos, de denunciar cualquier tipo de maltrato infantil, cuando se tome conocimiento de la vulneración de cualquiera de los derechos de los niños, niñas y adolescentes.</text:p>
      <text:p text:style-name="P20"/>
      <text:p text:style-name="P20">Dicho esto, en el marco del <text:span text:style-name="T11">Día</text:span> <text:span text:style-name="T11">I</text:span>nternacional de los <text:span text:style-name="T11">D</text:span>erechos de los <text:span text:style-name="T11">N</text:span>iños realizaremos en el <text:span text:style-name="T11">C</text:span>entro <text:span text:style-name="T11">C</text:span>ívico de la ciudad un evento solidario, show en vivo, música, baile, arte, juegos y sorteos con presencia de artistas invitados, colecta de juguetes para las fechas navideñas, como <text:span text:style-name="T7">así</text:span> también para merenderos y pediatría del <text:span text:style-name="T6">H</text:span>ospital <text:span text:style-name="T6">Z</text:span>onal, <text:span text:style-name="T6">Ramón Carillo</text:span>.</text:p>
      <text:p text:style-name="P6"/>
      <text:p text:style-name="P22">AUTOR<text:span text:style-name="T7">ES</text:span>: <text:span text:style-name="T7">Concejales Gerardo Del Río (PUL), Roxana Ferreyra, Julieta Wallace y Marcelo Casas (FdT).</text:span></text:p>
      <text:p text:style-name="P21"><text:soft-page-break/></text:p>
      <text:p text:style-name="P21"/>
      <text:p text:style-name="P17"><text:span text:style-name="T4">INICIATIVA: </text:span><text:span text:style-name="T5">A</text:span><text:span text:style-name="T4">sociación </text:span><text:span text:style-name="T5">C</text:span><text:span text:style-name="T4">ivil Infancia sin Maltrato.</text:span></text:p>
      <text:p text:style-name="P27"/>
      <text:p text:style-name="P27"/>
      <text:p text:style-name="P18"><text:span text:style-name="T5">COLABORADORES</text:span><text:span text:style-name="T4">: Rodrigo Arroyo </text:span><text:span text:style-name="T5">y </text:span><text:span text:style-name="T4">Matías Pellegrini.</text:span></text:p>
      <text:p text:style-name="P3"/>
      <text:p text:style-name="P3"/>
      <text:p text:style-name="P5">El proyecto original N.º <text:span text:style-name="T7">624</text:span>/<text:span text:style-name="T7">22, con las modificaciones introducidas, </text:span>fue aprobado en la sesión del día <text:span text:style-name="T7">17</text:span> de <text:span text:style-name="T7">noviembre</text:span> de 2022, según consta en el Acta N.º <text:span text:style-name="T7">1166</text:span>/<text:span text:style-name="T7">22</text:span>. Por ello, en ejercicio de las atribuciones que le otorga el Art. 38 de la Carta Orgánica Municipal,</text:p>
      <text:p text:style-name="P5"/>
      <text:p text:style-name="P5">EL CONCEJO MUNICIPAL DE SAN CARLOS DE BARILOCHE</text:p>
      <text:p text:style-name="P5">SANCIONA CON CARÁCTER DE </text:p>
      <text:p text:style-name="P5"/>
      <text:p text:style-name="P5">DECLARACIÓN</text:p>
      <text:p text:style-name="P3"/>
      <table:table table:name="Tabla1" table:style-name="Tabla1">
        <table:table-column table:style-name="Tabla1.A"/>
        <table:table-column table:style-name="Tabla1.B"/>
        <table:table-row table:style-name="Tabla1.1">
          <table:table-cell table:style-name="Tabla1.A1" office:value-type="string">
            <text:p text:style-name="P3">Art. 1°)</text:p>
          </table:table-cell>
          <table:table-cell table:style-name="Tabla1.A1" office:value-type="string">
            <text:p text:style-name="P4">Se declara de inter<text:span text:style-name="T7">é</text:span>s <text:span text:style-name="T7">m</text:span>unicipal <text:span text:style-name="T7">el </text:span>evento solidario <text:span text:style-name="T10">Bariloche Ayuda</text:span><text:span text:style-name="T7">, </text:span>a realizarse <text:span text:style-name="T7">el </text:span>domingo 20 de noviembre de 2022.</text:p>
            <text:p text:style-name="P4"/>
          </table:table-cell>
        </table:table-row>
        <table:table-row table:style-name="Tabla1.1">
          <table:table-cell table:style-name="Tabla1.A1" office:value-type="string">
            <text:p text:style-name="P3">Art. 2°)</text:p>
          </table:table-cell>
          <table:table-cell table:style-name="Tabla1.A1" office:value-type="string">
            <text:p text:style-name="P16">La presente declaración no implica la obligatoriedad de efectuar erogaciones por parte de la Administración Municipal. </text:p>
            <text:p text:style-name="P16"/>
          </table:table-cell>
        </table:table-row>
        <table:table-row table:style-name="Tabla1.1">
          <table:table-cell table:style-name="Tabla1.A1" office:value-type="string">
            <text:p text:style-name="P3">Art. 3°)</text:p>
          </table:table-cell>
          <table:table-cell table:style-name="Tabla1.A1" office:value-type="string">
            <text:p text:style-name="P16">Comuníquese. Dése a publicidad. Cumplido, archívese.</text:p>
            <text:p text:style-name="P16"/>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1" svg:font-family="'Nimbus Roman No9 L', 'Times New Roman'"/>
    <style:font-face style:name="Courier New" svg:font-family="'Courier New'" style:font-family-generic="modern"/>
    <style:font-face style:name="Sans Serif 10cpi" svg:font-family="'Sans Serif 10cpi', Calibri" style:font-family-generic="modern"/>
    <style:font-face style:name="Times new roman" svg:font-family="'Times new roman'" style:font-family-generic="roman"/>
    <style:font-face style:name="FreeSans3" svg:font-family="FreeSans" style:font-family-generic="swiss"/>
    <style:font-face style:name="Droid Sans Fallback" svg:font-family="'Droid Sans Fallback'" style:font-pitch="variable"/>
    <style:font-face style:name="FreeSans2" svg:font-family="FreeSans" style:font-pitch="variable"/>
    <style:font-face style:name="FreeSans1" svg:font-family="FreeSans, Calibri" style:font-pitch="variable"/>
    <style:font-face style:name="Noto Sans CJK SC1" svg:font-family="'Noto Sans CJK SC'" style:font-pitch="variable"/>
    <style:font-face style:name="Noto Sans CJK SC Regular" svg:font-family="'Noto Sans CJK SC Regular'"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1" style:font-family-asian="'Noto Sans CJK SC'"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1" style:font-family-complex="FreeSans, Calibri"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Calibri"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Encabezado"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FreeSans1" style:font-family-complex="FreeSans, Calibri" style:font-pitch-complex="variable" style:font-size-complex="14pt"/>
    </style:style>
    <style:style style:name="Encabezado1"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roid Sans Fallback" style:font-family-asian="'Droid Sans Fallback'" style:font-pitch-asian="variable" style:font-size-asian="14pt" style:font-name-complex="FreeSans1" style:font-family-complex="FreeSans, Calibri" style:font-pitch-complex="variable" style:font-size-complex="14pt"/>
    </style:style>
    <style:style style:name="Descripción"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Calibri" style:font-pitch-complex="variable" style:font-size-complex="12pt" style:font-style-complex="italic"/>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Calibri" style:font-pitch-complex="variable" style:font-size-complex="12pt" style:font-style-complex="italic"/>
    </style:style>
    <style:style style:name="Texto_20_sin_20_formato1" style:display-name="Texto sin format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1" style:display-name="Sangría 2 de t. independiente1" style:family="paragraph" style:parent-style-name="Standard">
      <style:paragraph-properties fo:margin-left="6.085cm" fo:margin-right="0cm" fo:margin-top="0cm" fo:margin-bottom="0cm" loext:contextual-spacing="false"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properties style:use-window-font-color="true" style:font-name="Nimbus Roman No9 L1" fo:font-family="'Nimbus Roman No9 L', 'Times New Roman'" fo:font-size="12pt" fo:language="es" fo:country="AR" style:font-name-asian="Droid Sans Fallback" style:font-family-asian="'Droid Sans Fallback'" style:font-pitch-asian="variable" style:font-size-asian="12pt" style:language-asian="zh" style:country-asian="CN" style:font-name-complex="FreeSans1" style:font-family-complex="FreeSans, Calibri"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ngría_20_3_20_de_20_t._20_independiente1" style:display-name="Sangría 3 de t. independiente1" style:family="paragraph" style:parent-style-name="Standard">
      <style:paragraph-properties fo:margin-left="2cm" fo:margin-right="0cm" fo:margin-top="0cm" fo:margin-bottom="0cm" loext:contextual-spacing="false" fo:text-align="justify" style:justify-single-word="false" fo:orphans="0" fo:widows="0" fo:text-indent="-2cm" style:auto-text-indent="false"/>
      <style:text-properties style:font-name="Sans Serif 10cpi" fo:font-family="'Sans Serif 10cpi', Calibri" style:font-family-generic="modern" fo:font-size="12pt" fo:language="es" fo:country="ES" style:font-size-asian="12pt" style:font-name-complex="Arial" style:font-family-complex="Arial" style:font-family-generic-complex="swiss"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Fuente_20_de_20_párrafo_20_predeter.1" style:display-name="Fuente de párrafo predeter.1" style:family="text"/>
    <style:style style:name="Texto_20_sin_20_formato_20_Car" style:display-name="Texto sin formato Car" style:family="text">
      <style:text-properties style:font-name="Courier New" fo:font-family="'Courier New'" style:font-family-generic="modern" fo:language="es" fo:country="ES" style:font-name-complex="Courier New" style:font-family-complex="'Courier New'" style:font-family-generic-complex="modern"/>
    </style:style>
    <style:style style:name="Footnote_20_Symbol" style:display-name="Footnote Symbol" style:family="text"/>
    <style:style style:name="Ref._20_de_20_nota_20_al_20_pie" style:display-name="Ref. de nota al pie"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081cm" table:align="left" style:writing-mode="lr-tb"/>
    </style:style>
    <style:style style:name="Tabla2.A" style:family="table-column">
      <style:table-column-properties style:column-width="5.752cm"/>
    </style:style>
    <style:style style:name="Tabla2.B" style:family="table-column">
      <style:table-column-properties style:column-width="3.5cm"/>
    </style:style>
    <style:style style:name="Tabla2.C" style:family="table-column">
      <style:table-column-properties style:column-width="5.83cm"/>
    </style:style>
    <style:style style:name="Tabla2.1" style:family="table-row">
      <style:table-row-properties style:min-row-height="3.651cm" fo:keep-together="auto"/>
    </style:style>
    <style:style style:name="Tabla2.A1" style:family="table-cell">
      <style:table-cell-properties style:vertical-align="middle" fo:padding-left="0.191cm" fo:padding-right="0.191cm" fo:padding-top="0cm" fo:padding-bottom="0cm" fo:border-left="0.5pt solid #cccccc" fo:border-right="none" fo:border-top="0.5pt solid #cccccc" fo:border-bottom="0.5pt solid #cccccc" style:writing-mode="lr-tb"/>
    </style:style>
    <style:style style:name="Tabla2.C1" style:family="table-cell">
      <style:table-cell-properties style:vertical-align="top" fo:padding-left="0.191cm" fo:padding-right="0.191cm" fo:padding-top="0cm" fo:padding-bottom="0cm" fo:border="0.5pt solid #cccccc" style:writing-mode="lr-tb"/>
    </style:style>
    <style:style style:name="MP1" style:family="paragraph" style:parent-style-name="Standard">
      <style:paragraph-properties style:snap-to-layout-grid="false"/>
      <style:text-properties fo:language="none" fo:country="none" style:language-asian="none" style:country-asian="none"/>
    </style:style>
    <style:style style:name="MP2" style:family="paragraph" style:parent-style-name="Standard">
      <style:paragraph-properties fo:margin-left="0cm" fo:margin-right="0cm" fo:text-align="center" style:justify-single-word="false" fo:text-indent="-0.004cm" style:auto-text-indent="false"/>
      <style:text-properties fo:language="none" fo:country="none" style:language-asian="none" style:country-asian="none"/>
    </style:style>
    <style:style style:name="MP3" style:family="paragraph" style:parent-style-name="Standard">
      <style:paragraph-properties fo:margin-left="0cm" fo:margin-right="0cm" fo:text-indent="-0.004cm" style:auto-text-indent="false"/>
      <style:text-properties fo:font-size="8pt" fo:language="none" fo:country="none" style:font-size-asian="8pt" style:language-asian="none" style:country-asian="none" style:font-size-complex="8pt"/>
    </style:style>
    <style:style style:name="MP4" style:family="paragraph" style:parent-style-name="Standard">
      <style:paragraph-properties fo:margin-left="0cm" fo:margin-right="0cm" fo:text-align="center" style:justify-single-word="false" fo:text-indent="-0.004cm" style:auto-text-indent="false"/>
      <style:text-properties fo:font-size="8pt" fo:language="none" fo:country="none" style:font-size-asian="8pt" style:language-asian="none" style:country-asian="none" style:font-size-complex="8pt"/>
    </style:style>
    <style:style style:name="MP5" style:family="paragraph" style:parent-style-name="Standard">
      <style:paragraph-properties fo:margin-left="0cm" fo:margin-right="0cm" fo:text-align="center" style:justify-single-word="false" fo:text-indent="-0.004cm" style:auto-text-indent="false"/>
      <style:text-properties fo:color="#000000"/>
    </style:style>
    <style:style style:name="MP6" style:family="paragraph" style:parent-style-name="Standard">
      <style:paragraph-properties fo:margin-left="0cm" fo:margin-right="0cm" fo:text-align="center" style:justify-single-word="false" fo:text-indent="-0.004cm" style:auto-text-indent="false" fo:padding="0cm" fo:border="none" style:snap-to-layout-grid="false"/>
      <style:text-properties fo:font-size="8pt" fo:language="none" fo:country="none" style:font-name-asian="Nimbus Roman No9 L1" style:font-size-asian="8pt" style:language-asian="none" style:country-asian="none" style:font-size-complex="8pt"/>
    </style:style>
    <style:style style:name="MP7" style:family="paragraph" style:parent-style-name="Standard">
      <style:paragraph-properties fo:margin-left="0cm" fo:margin-right="0cm" fo:text-indent="-0.004cm" style:auto-text-indent="false" fo:padding="0cm" fo:border="none"/>
      <style:text-properties fo:font-size="8pt" fo:language="none" fo:country="none" style:font-name-asian="Nimbus Roman No9 L1" style:font-size-asian="8pt" style:language-asian="none" style:country-asian="none" style:font-size-complex="8pt"/>
    </style:style>
    <style:style style:name="MP8" style:family="paragraph" style:parent-style-name="Standard">
      <style:paragraph-properties fo:margin-left="0cm" fo:margin-right="0cm" fo:text-align="center" style:justify-single-word="false" fo:text-indent="-0.004cm" style:auto-text-indent="false" fo:padding="0cm" fo:border="none"/>
      <style:text-properties fo:font-size="8pt" fo:language="none" fo:country="none" style:font-name-asian="Nimbus Roman No9 L1" style:font-size-asian="8pt" style:language-asian="none" style:country-asian="none" style:font-size-complex="8pt"/>
    </style:style>
    <style:style style:name="Mfr1" style:family="graphic" style:parent-style-name="Graphics">
      <style:graphic-properties fo:margin-left="0.319cm" fo:margin-right="0.319cm" fo:margin-top="0.318cm" fo:margin-bottom="0.318cm" style:run-through="background" style:wrap="run-through" style:number-wrapped-paragraphs="no-limit" style:vertical-pos="from-top" style:vertical-rel="paragraph" style:horizontal-pos="from-left" style:horizontal-rel="page-content" fo:padding="0.002cm" fo:border="none" style:mirror="none" fo:clip="rect(8.437cm, 1.617cm, 7.855cm, 3.023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0.002cm" fo:border="none" style:mirror="none" fo:clip="rect(5.406cm, 5.352cm, 8.728cm, 5.94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9cm" fo:margin-bottom="3.851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002cm" style:dynamic-spacing="true"/>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Imagen1" text:anchor-type="char" svg:x="1.125cm" svg:y="0.212cm" svg:width="3.201cm" svg:height="2.452cm" draw:z-index="7"><draw:image xlink:href="Pictures/100002010000080000000800B11A7E61D130CF4D.png" xlink:type="simple" xlink:show="embed" xlink:actuate="onLoad" loext:mime-type="image/png"/></draw:frame></text:p>
              <text:p text:style-name="MP2"/>
              <text:p text:style-name="MP2"/>
              <text:p text:style-name="MP2"/>
              <text:p text:style-name="MP2"/>
              <text:p text:style-name="MP3"><text:line-break/>1982 - 40 años de la gesta de Malvinas- 2022</text:p>
              <text:p text:style-name="MP4">Malvinas y Soberanía</text:p>
              <text:p text:style-name="MP4">(Ordenanza 3302-CM-22)</text:p>
            </table:table-cell>
            <table:table-cell table:style-name="Tabla2.A1" office:value-type="string">
              <text:p text:style-name="MP5"><text:line-break/></text:p>
              <text:p text:style-name="MP5">DCLE</text:p>
              <text:p text:style-name="MP5"/>
              <text:p text:style-name="MP5"/>
              <text:p text:style-name="MP5"/>
            </table:table-cell>
            <table:table-cell table:style-name="Tabla2.C1" office:value-type="string">
              <text:p text:style-name="MP6"><draw:frame draw:style-name="Mfr2" draw:name="Imagen2" text:anchor-type="as-char" svg:width="5.013cm" svg:height="2.655cm" draw:z-index="3"><draw:image xlink:href="Pictures/100002010000085500000640150BF0C75FD55DC5.png" xlink:type="simple" xlink:show="embed" xlink:actuate="onLoad" loext:mime-type="image/png"/></draw:frame></text:p>
              <text:p text:style-name="MP7"/>
              <text:p text:style-name="MP8">No a la violencia de género. Ni una menos</text:p>
              <text:p text:style-name="MP8">(Ordenanza 3029-CM-18)</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22-04-18T10:32:00</meta:creation-date>
    <dc:date>2022-11-18T11:19:03.386732608</dc:date>
    <meta:editing-cycles>14</meta:editing-cycles>
    <meta:editing-duration>PT32M38S</meta:editing-duration>
    <meta:generator>LibreOffice/6.0.7.3$Linux_X86_64 LibreOffice_project/00m0$Build-3</meta:generator>
    <meta:document-statistic meta:table-count="2" meta:image-count="2" meta:object-count="0" meta:page-count="4" meta:paragraph-count="61" meta:word-count="953" meta:character-count="6223" meta:non-whitespace-character-count="5321"/>
  </office:meta>
</office:document-meta>
</file>